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11cm"/>
    </style:style>
    <style:style style:name="gr2" style:family="graphic" style:parent-style-name="standard">
      <style:graphic-properties svg:stroke-color="#000000" draw:fill-color="#ff950e" draw:opacity="50%" draw:textarea-horizontal-align="justify" draw:textarea-vertical-align="middle" draw:auto-grow-height="false" draw:shadow-opacity="50%"/>
    </style:style>
    <style:style style:name="gr3" style:family="graphic" style:parent-style-name="standard">
      <style:graphic-properties svg:stroke-color="#000000" draw:fill-color="#ff950e" draw:opacity="100%" draw:textarea-horizontal-align="justify" draw:textarea-vertical-align="middle" draw:auto-grow-height="false" draw:shadow-opacity="100%"/>
    </style:style>
    <style:style style:name="gr4" style:family="graphic" style:parent-style-name="standard">
      <style:graphic-properties draw:stroke="none" svg:stroke-color="#000000" draw:fill="none" draw:fill-color="#ffffff" fo:min-height="1.75cm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8cm" fo:min-width="0cm"/>
    </style:style>
    <style:style style:name="P1" style:family="paragraph">
      <style:text-properties fo:font-size="28pt" fo:font-weight="bold" style:font-size-asian="28pt" style:font-weight-asian="bold" style:font-size-complex="28pt" style:font-weight-complex="bold"/>
    </style:style>
    <style:style style:name="P2" style:family="paragraph">
      <style:paragraph-properties fo:text-align="center"/>
      <style:text-properties fo:color="#999999"/>
    </style:style>
    <style:style style:name="P3" style:family="paragraph">
      <style:paragraph-properties fo:text-align="center"/>
      <style:text-properties fo:color="#999999" fo:font-size="26pt" style:font-size-asian="26pt" style:font-size-complex="26pt"/>
    </style:style>
    <style:style style:name="P4" style:family="paragraph">
      <style:paragraph-properties fo:text-align="center"/>
      <style:text-properties fo:color="#000000"/>
    </style:style>
    <style:style style:name="P5" style:family="paragraph">
      <style:paragraph-properties fo:text-align="center"/>
      <style:text-properties fo:color="#000000" fo:font-size="26pt" style:font-size-asian="26pt" style:font-size-complex="26pt"/>
    </style:style>
    <style:style style:name="P6" style:family="paragraph">
      <style:paragraph-properties fo:text-align="center"/>
      <style:text-properties fo:font-size="22pt" style:font-size-asian="22pt" style:font-size-complex="22pt"/>
    </style:style>
    <style:style style:name="P7" style:family="paragraph">
      <style:text-properties fo:font-size="20pt" style:font-size-asian="20pt" style:font-size-complex="20pt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color="#999999" fo:font-size="26pt" style:font-size-asian="26pt" style:font-size-complex="26pt"/>
    </style:style>
    <style:style style:name="T3" style:family="text">
      <style:text-properties fo:color="#000000" fo:font-size="26pt" style:font-size-asian="26pt" style:font-size-complex="26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9.136cm" svg:height="1.661cm" svg:x="1.81cm" svg:y="1.493cm">
          <draw:text-box>
            <text:p><text:span text:style-name="T1">Amount: <text:s text:c="2"/>21</text:span></text:p>
          </draw:text-box>
        </draw:frame>
        <draw:custom-shape draw:style-name="gr2" draw:text-style-name="P3" draw:layer="layout" svg:width="1.559cm" svg:height="1.287cm" svg:x="6.864cm" svg:y="4.109cm">
          <text:p text:style-name="P2"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1.558cm" svg:height="1.287cm" svg:x="9.477cm" svg:y="4.11cm">
          <text:p text:style-name="P4"><text:span text:style-name="T3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559cm" svg:height="1.288cm" svg:x="12.089cm" svg:y="4.11cm">
          <text:p text:style-name="P2"><text:span text:style-name="T2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558cm" svg:height="1.287cm" svg:x="14.702cm" svg:y="4.111cm">
          <text:p text:style-name="P2"><text:span text:style-name="T2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559cm" svg:height="1.287cm" svg:x="17.393cm" svg:y="4.112cm">
          <text:p text:style-name="P2"><text:span text:style-name="T2">1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1" draw:layer="layout" svg:width="9.136cm" svg:height="2cm" svg:x="1.81cm" svg:y="3.993cm">
          <draw:text-box>
            <text:p><text:span text:style-name="T1">Coins <text:s text:c="3"/>:</text:span></text:p>
          </draw:text-box>
        </draw:frame>
        <draw:custom-shape draw:style-name="gr5" draw:text-style-name="P6" draw:layer="layout" svg:width="1.508cm" svg:height="1.322cm" svg:x="1.507cm" svg:y="8.753cm">
          <text:p text:style-name="P6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508cm" svg:height="1.322cm" svg:x="3.007cm" svg:y="8.753cm">
          <text:p text:style-name="P6"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508cm" svg:height="1.322cm" svg:x="4.507cm" svg:y="8.753cm">
          <text:p text:style-name="P6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508cm" svg:height="1.322cm" svg:x="6.007cm" svg:y="8.753cm">
          <text:p text:style-name="P6"><text:span text:style-name="T4">3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508cm" svg:height="1.322cm" svg:x="7.507cm" svg:y="8.753cm">
          <text:p text:style-name="P6"><text:span text:style-name="T4">4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508cm" svg:height="1.322cm" svg:x="9.007cm" svg:y="8.753cm">
          <text:p text:style-name="P6"><text:span text:style-name="T4">5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508cm" svg:height="1.322cm" svg:x="10.507cm" svg:y="8.753cm">
          <text:p text:style-name="P6"><text:span text:style-name="T4">6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508cm" svg:height="1.322cm" svg:x="12.007cm" svg:y="8.753cm">
          <text:p text:style-name="P6"><text:span text:style-name="T4">7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508cm" svg:height="1.322cm" svg:x="13.507cm" svg:y="8.753cm">
          <text:p text:style-name="P6"><text:span text:style-name="T4">8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508cm" svg:height="1.322cm" svg:x="15.007cm" svg:y="8.753cm">
          <text:p text:style-name="P6"><text:span text:style-name="T4">9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508cm" svg:height="1.322cm" svg:x="16.507cm" svg:y="8.753cm">
          <text:p text:style-name="P6"><text:span text:style-name="T4">10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508cm" svg:height="1.322cm" svg:x="18.007cm" svg:y="8.753cm">
          <text:p text:style-name="P6"><text:span text:style-name="T4">11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508cm" svg:height="1.322cm" svg:x="19.507cm" svg:y="8.753cm">
          <text:p text:style-name="P6"><text:span text:style-name="T4">12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508cm" svg:height="1.322cm" svg:x="21.007cm" svg:y="8.753cm">
          <text:p text:style-name="P6"><text:span text:style-name="T4">13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508cm" svg:height="1.322cm" svg:x="22.507cm" svg:y="8.753cm">
          <text:p text:style-name="P6"><text:span text:style-name="T4">14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508cm" svg:height="1.322cm" svg:x="24.007cm" svg:y="8.753cm">
          <text:p text:style-name="P6"><text:span text:style-name="T4">15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508cm" svg:height="1.322cm" svg:x="25.507cm" svg:y="8.753cm">
          <text:p text:style-name="P6"><text:span text:style-name="T4">16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508cm" svg:height="1.322cm" svg:x="27.007cm" svg:y="8.753cm">
          <text:p text:style-name="P6"><text:span text:style-name="T4">17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508cm" svg:height="1.322cm" svg:x="28.507cm" svg:y="8.753cm">
          <text:p text:style-name="P6"><text:span text:style-name="T4">18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508cm" svg:height="1.322cm" svg:x="30.007cm" svg:y="8.753cm">
          <text:p text:style-name="P6"><text:span text:style-name="T4">19</text:span></text:p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0.896cm" svg:height="1.168cm" svg:x="1.883cm" svg:y="7.743cm">
          <draw:text-box>
            <text:p text:style-name="P7"><text:span text:style-name="T5">0</text:span></text:p>
          </draw:text-box>
        </draw:frame>
        <draw:frame draw:style-name="gr6" draw:text-style-name="P7" draw:layer="layout" svg:width="0.896cm" svg:height="1.168cm" svg:x="3.383cm" svg:y="7.743cm">
          <draw:text-box>
            <text:p text:style-name="P7"><text:span text:style-name="T5">1</text:span></text:p>
          </draw:text-box>
        </draw:frame>
        <draw:frame draw:style-name="gr6" draw:text-style-name="P7" draw:layer="layout" svg:width="0.896cm" svg:height="1.168cm" svg:x="4.883cm" svg:y="7.743cm">
          <draw:text-box>
            <text:p text:style-name="P7"><text:span text:style-name="T5">2</text:span></text:p>
          </draw:text-box>
        </draw:frame>
        <draw:frame draw:style-name="gr6" draw:text-style-name="P7" draw:layer="layout" svg:width="0.896cm" svg:height="1.168cm" svg:x="6.283cm" svg:y="7.743cm">
          <draw:text-box>
            <text:p text:style-name="P7"><text:span text:style-name="T5">3</text:span></text:p>
          </draw:text-box>
        </draw:frame>
        <draw:frame draw:style-name="gr6" draw:text-style-name="P7" draw:layer="layout" svg:width="0.896cm" svg:height="1.168cm" svg:x="7.783cm" svg:y="7.743cm">
          <draw:text-box>
            <text:p text:style-name="P7"><text:span text:style-name="T5">4</text:span></text:p>
          </draw:text-box>
        </draw:frame>
        <draw:frame draw:style-name="gr6" draw:text-style-name="P7" draw:layer="layout" svg:width="0.896cm" svg:height="1.168cm" svg:x="9.283cm" svg:y="7.743cm">
          <draw:text-box>
            <text:p text:style-name="P7"><text:span text:style-name="T5">5</text:span></text:p>
          </draw:text-box>
        </draw:frame>
        <draw:frame draw:style-name="gr6" draw:text-style-name="P7" draw:layer="layout" svg:width="0.896cm" svg:height="1.168cm" svg:x="10.783cm" svg:y="7.743cm">
          <draw:text-box>
            <text:p text:style-name="P7"><text:span text:style-name="T5">6</text:span></text:p>
          </draw:text-box>
        </draw:frame>
        <draw:frame draw:style-name="gr6" draw:text-style-name="P7" draw:layer="layout" svg:width="0.896cm" svg:height="1.168cm" svg:x="12.283cm" svg:y="7.743cm">
          <draw:text-box>
            <text:p text:style-name="P7"><text:span text:style-name="T5">7</text:span></text:p>
          </draw:text-box>
        </draw:frame>
        <draw:frame draw:style-name="gr6" draw:text-style-name="P7" draw:layer="layout" svg:width="0.896cm" svg:height="1.168cm" svg:x="13.683cm" svg:y="7.743cm">
          <draw:text-box>
            <text:p text:style-name="P7"><text:span text:style-name="T5">8</text:span></text:p>
          </draw:text-box>
        </draw:frame>
        <draw:frame draw:style-name="gr6" draw:text-style-name="P7" draw:layer="layout" svg:width="0.896cm" svg:height="1.168cm" svg:x="15.183cm" svg:y="7.743cm">
          <draw:text-box>
            <text:p text:style-name="P7"><text:span text:style-name="T5">9</text:span></text:p>
          </draw:text-box>
        </draw:frame>
        <draw:frame draw:style-name="gr6" draw:text-style-name="P7" draw:layer="layout" svg:width="1.289cm" svg:height="1.168cm" svg:x="16.583cm" svg:y="7.743cm">
          <draw:text-box>
            <text:p text:style-name="P7"><text:span text:style-name="T5">10</text:span></text:p>
          </draw:text-box>
        </draw:frame>
        <draw:frame draw:style-name="gr6" draw:text-style-name="P7" draw:layer="layout" svg:width="1.289cm" svg:height="1.168cm" svg:x="18.084cm" svg:y="7.743cm">
          <draw:text-box>
            <text:p text:style-name="P7"><text:span text:style-name="T5">11</text:span></text:p>
          </draw:text-box>
        </draw:frame>
        <draw:frame draw:style-name="gr6" draw:text-style-name="P7" draw:layer="layout" svg:width="1.289cm" svg:height="1.168cm" svg:x="19.583cm" svg:y="7.743cm">
          <draw:text-box>
            <text:p text:style-name="P7"><text:span text:style-name="T5">12</text:span></text:p>
          </draw:text-box>
        </draw:frame>
        <draw:frame draw:style-name="gr6" draw:text-style-name="P7" draw:layer="layout" svg:width="1.289cm" svg:height="1.168cm" svg:x="21.084cm" svg:y="7.743cm">
          <draw:text-box>
            <text:p text:style-name="P7"><text:span text:style-name="T5">13</text:span></text:p>
          </draw:text-box>
        </draw:frame>
        <draw:frame draw:style-name="gr6" draw:text-style-name="P7" draw:layer="layout" svg:width="1.289cm" svg:height="1.168cm" svg:x="22.584cm" svg:y="7.743cm">
          <draw:text-box>
            <text:p text:style-name="P7"><text:span text:style-name="T5">14</text:span></text:p>
          </draw:text-box>
        </draw:frame>
        <draw:frame draw:style-name="gr6" draw:text-style-name="P7" draw:layer="layout" svg:width="1.289cm" svg:height="1.168cm" svg:x="24.083cm" svg:y="7.743cm">
          <draw:text-box>
            <text:p text:style-name="P7"><text:span text:style-name="T5">15</text:span></text:p>
          </draw:text-box>
        </draw:frame>
        <draw:frame draw:style-name="gr6" draw:text-style-name="P7" draw:layer="layout" svg:width="1.289cm" svg:height="1.168cm" svg:x="25.584cm" svg:y="7.743cm">
          <draw:text-box>
            <text:p text:style-name="P7"><text:span text:style-name="T5">16</text:span></text:p>
          </draw:text-box>
        </draw:frame>
        <draw:frame draw:style-name="gr6" draw:text-style-name="P7" draw:layer="layout" svg:width="1.289cm" svg:height="1.168cm" svg:x="27.085cm" svg:y="7.743cm">
          <draw:text-box>
            <text:p text:style-name="P7"><text:span text:style-name="T5">17</text:span></text:p>
          </draw:text-box>
        </draw:frame>
        <draw:frame draw:style-name="gr6" draw:text-style-name="P7" draw:layer="layout" svg:width="1.289cm" svg:height="1.168cm" svg:x="28.584cm" svg:y="7.743cm">
          <draw:text-box>
            <text:p text:style-name="P7"><text:span text:style-name="T5">18</text:span></text:p>
          </draw:text-box>
        </draw:frame>
        <draw:frame draw:style-name="gr6" draw:text-style-name="P7" draw:layer="layout" svg:width="1.289cm" svg:height="1.168cm" svg:x="30.085cm" svg:y="7.743cm">
          <draw:text-box>
            <text:p text:style-name="P7"><text:span text:style-name="T5">19</text:span></text:p>
          </draw:text-box>
        </draw:frame>
        <draw:custom-shape draw:style-name="gr5" draw:text-style-name="P6" draw:layer="layout" svg:width="1.508cm" svg:height="1.322cm" svg:x="31.507cm" svg:y="8.754cm">
          <text:p text:style-name="P6"><text:span text:style-name="T4">20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508cm" svg:height="1.322cm" svg:x="33.007cm" svg:y="8.754cm">
          <text:p text:style-name="P6"><text:span text:style-name="T4">21</text:span></text:p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1.289cm" svg:height="1.168cm" svg:x="31.584cm" svg:y="7.744cm">
          <draw:text-box>
            <text:p text:style-name="P7"><text:span text:style-name="T5">20</text:span></text:p>
          </draw:text-box>
        </draw:frame>
        <draw:frame draw:style-name="gr6" draw:text-style-name="P7" draw:layer="layout" svg:width="1.289cm" svg:height="1.168cm" svg:x="33.085cm" svg:y="7.744cm">
          <draw:text-box>
            <text:p text:style-name="P7"><text:span text:style-name="T5">2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5.814cm" fo:page-height="13.38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10T00:03:44.821040129</meta:creation-date>
    <dc:date>2016-05-10T09:28:39.460908609</dc:date>
    <dc:creator>elucterio </dc:creator>
    <meta:editing-duration>PT9H23M20S</meta:editing-duration>
    <meta:editing-cycles>15</meta:editing-cycles>
    <meta:generator>LibreOffice/4.2.8.2$Linux_X86_64 LibreOffice_project/420m0$Build-2</meta:generator>
    <meta:document-statistic meta:object-count="51"/>
  </office:meta>
</office:document-meta>
</file>